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C00000005E209109F3955B91B2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-0.635cm" fo:margin-right="-0.635cm" fo:text-align="justify" style:justify-single-word="false" fo:text-indent="0cm" style:auto-text-indent="false" style:page-number="auto">
        <style:tab-stops>
          <style:tab-stop style:position="14.136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 fo:break-before="pag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ext_20_body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8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20" style:family="paragraph" style:parent-style-name="Text_20_body">
      <style:text-properties officeooo:rsid="0019809b" officeooo:paragraph-rsid="0019809b"/>
    </style:style>
    <style:style style:name="P21" style:family="paragraph" style:parent-style-name="Heading_20_1" style:list-style-name="">
      <style:paragraph-properties fo:text-align="start" style:justify-single-word="false" fo:orphans="2" fo:widows="2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fo:font-size="16pt" officeooo:rsid="0019809b" officeooo:paragraph-rsid="0019809b" style:font-size-asian="14pt" style:font-size-complex="16pt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Text_20_body" style:list-style-name="">
      <style:paragraph-properties fo:text-align="justify" style:justify-single-word="false" fo:orphans="2" fo:widows="2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</style:style>
    <style:style style:name="P26" style:family="paragraph" style:parent-style-name="Text_20_body" style:list-style-name="L14">
      <style:paragraph-properties fo:text-align="justify" style:justify-single-word="false"/>
    </style:style>
    <style:style style:name="P27" style:family="paragraph" style:parent-style-name="Text_20_body" style:list-style-name="L16">
      <style:paragraph-properties fo:text-align="justify" style:justify-single-word="false"/>
    </style:style>
    <style:style style:name="P28" style:family="paragraph" style:parent-style-name="Text_20_body" style:list-style-name="L17">
      <style:paragraph-properties fo:text-align="justify" style:justify-single-word="false"/>
    </style:style>
    <style:style style:name="P29" style:family="paragraph" style:parent-style-name="Text_20_body" style:list-style-name="L1">
      <style:text-properties fo:font-size="12pt" style:font-size-asian="12pt" style:font-size-complex="12pt"/>
    </style:style>
    <style:style style:name="P30" style:family="paragraph" style:parent-style-name="Text_20_body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31" style:family="paragraph" style:parent-style-name="Text_20_body" style:list-style-name="L9">
      <style:paragraph-properties fo:text-align="justify" style:justify-single-word="false"/>
      <style:text-properties fo:font-size="12pt" style:font-size-asian="12pt" style:font-size-complex="12pt"/>
    </style:style>
    <style:style style:name="P32" style:family="paragraph" style:parent-style-name="Text_20_body" style:list-style-name="L13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Text_20_body" style:list-style-name="L14">
      <style:paragraph-properties fo:text-align="justify" style:justify-single-word="false"/>
      <style:text-properties fo:font-size="12pt" style:font-size-asian="12pt" style:font-size-complex="12pt"/>
    </style:style>
    <style:style style:name="P34" style:family="paragraph" style:parent-style-name="Text_20_body" style:list-style-name="L17">
      <style:paragraph-properties fo:text-align="justify" style:justify-single-word="false"/>
      <style:text-properties fo:font-size="12pt" style:font-size-asian="12pt" style:font-size-complex="12pt"/>
    </style:style>
    <style:style style:name="P35" style:family="paragraph" style:parent-style-name="Text_20_body" style:list-style-name="L18">
      <style:paragraph-properties fo:text-align="justify" style:justify-single-word="false"/>
      <style:text-properties fo:font-size="12pt" style:font-size-asian="12pt" style:font-size-complex="12pt"/>
    </style:style>
    <style:style style:name="P36" style:family="paragraph" style:parent-style-name="Text_20_body" style:list-style-name="L5">
      <style:text-properties fo:font-size="12pt" style:font-size-asian="12pt" style:font-size-complex="12pt"/>
    </style:style>
    <style:style style:name="P37" style:family="paragraph" style:parent-style-name="Text_20_body" style:list-style-name="L6">
      <style:text-properties fo:font-size="12pt" style:font-size-asian="12pt" style:font-size-complex="12pt"/>
    </style:style>
    <style:style style:name="P38" style:family="paragraph" style:parent-style-name="Text_20_body" style:list-style-name="L7">
      <style:text-properties fo:font-size="12pt" style:font-size-asian="12pt" style:font-size-complex="12pt"/>
    </style:style>
    <style:style style:name="P39" style:family="paragraph" style:parent-style-name="Text_20_body" style:list-style-name="L8">
      <style:text-properties fo:font-size="12pt" style:font-size-asian="12pt" style:font-size-complex="12pt"/>
    </style:style>
    <style:style style:name="P40" style:family="paragraph" style:parent-style-name="Text_20_body" style:list-style-name="L9">
      <style:text-properties fo:font-size="12pt" style:font-size-asian="12pt" style:font-size-complex="12pt"/>
    </style:style>
    <style:style style:name="P41" style:family="paragraph" style:parent-style-name="Text_20_body" style:list-style-name="L10">
      <style:paragraph-properties fo:text-align="justify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42" style:family="paragraph" style:parent-style-name="Text_20_body" style:list-style-name="L12">
      <style:paragraph-properties fo:text-align="justify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43" style:family="paragraph" style:parent-style-name="Text_20_body" style:list-style-name="L11">
      <style:paragraph-properties fo:text-align="justify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14"/>
    <style:style style:name="P47" style:family="paragraph" style:parent-style-name="Text_20_body" style:list-style-name="L15"/>
    <style:style style:name="P48" style:family="paragraph" style:parent-style-name="Text_20_body">
      <style:text-properties officeooo:paragraph-rsid="001ab7ba"/>
    </style:style>
    <style:style style:name="P49" style:family="paragraph" style:parent-style-name="Text_20_body">
      <style:paragraph-properties fo:text-align="justify" style:justify-single-word="false"/>
      <style:text-properties fo:background-color="transparent"/>
    </style:style>
    <style:style style:name="P50" style:family="paragraph" style:parent-style-name="Text_20_body" style:list-style-name="L17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51" style:family="paragraph" style:parent-style-name="Text_20_body" style:list-style-name="L17">
      <style:paragraph-properties fo:margin-left="1.27cm" fo:margin-right="0cm" fo:text-align="justify" style:justify-single-word="false" fo:text-indent="-0.635cm" style:auto-text-indent="false"/>
    </style:style>
    <style:style style:name="P52" style:family="paragraph" style:parent-style-name="Text_20_body" style:list-style-name="L19">
      <loext:graphic-properties draw:fill="none"/>
      <style:paragraph-properties fo:margin-left="1.7cm" fo:margin-right="0cm" fo:margin-top="0cm" fo:margin-bottom="0.247cm" loext:contextual-spacing="false" fo:line-height="120%" fo:text-align="start" style:justify-single-word="false" fo:orphans="2" fo:widows="2" fo:text-indent="-0.6cm" style:auto-text-indent="false" fo:background-color="transparent" style:writing-mode="lr-tb">
        <style:tab-stops>
          <style:tab-stop style:position="2.011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53" style:family="paragraph" style:parent-style-name="Text_20_body" style:list-style-name="L19" style:master-page-name="">
      <loext:graphic-properties draw:fill="none"/>
      <style:paragraph-properties fo:margin-left="1.7cm" fo:margin-right="0cm" fo:margin-top="0cm" fo:margin-bottom="0.247cm" loext:contextual-spacing="false" fo:line-height="120%" fo:text-align="start" style:justify-single-word="false" fo:orphans="2" fo:widows="2" fo:text-indent="-0.6cm" style:auto-text-indent="false" style:page-number="auto" fo:background-color="transparent" style:writing-mode="lr-tb">
        <style:tab-stops>
          <style:tab-stop style:position="2.011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54" style:family="paragraph" style:parent-style-name="Outline_20_2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5" style:family="paragraph" style:parent-style-name="Outline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9809b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1ab7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4"/>
      <text:p text:style-name="P2"/>
      <text:p text:style-name="P2"/>
      <text:p text:style-name="P9"/>
      <text:p text:style-name="P9"/>
      <text:p text:style-name="P9"/>
      <text:p text:style-name="P9"/>
      <text:p text:style-name="P10">GovPay</text:p>
      <text:p text:style-name="P9"/>
      <text:p text:style-name="P9"/>
      <text:p text:style-name="P9">Porta di Accesso al </text:p>
      <text:p text:style-name="P9">Nodo dei Pagamenti SPC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8">Manuale Installazione Sorgenti</text:p>
      <text:p text:style-name="P7"/>
      <text:p text:style-name="P7">v2.0.RC1</text:p>
      <text:p text:style-name="P11"/>
      <text:p text:style-name="P3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55"><text:a xlink:type="simple" xlink:href="#__RefHeading__12424_1956079368" text:style-name="Index_20_Link" text:visited-style-name="Index_20_Link">1 <text:s/>Introduzione<text:tab/>3</text:a></text:p>
          <text:p text:style-name="P55"><text:a xlink:type="simple" xlink:href="#__RefHeading__606_1882622800" text:style-name="Index_20_Link" text:visited-style-name="Index_20_Link">2 <text:s/>Verifica dei requisiti per la compilazione<text:tab/>4</text:a></text:p>
          <text:p text:style-name="P54"><text:a xlink:type="simple" xlink:href="#__RefHeading__12428_19560793681" text:style-name="Index_20_Link" text:visited-style-name="Index_20_Link">2.1 <text:s/>Java Runtime Environment<text:tab/>4</text:a></text:p>
          <text:p text:style-name="P54"><text:a xlink:type="simple" xlink:href="#__RefHeading__608_1882622800" text:style-name="Index_20_Link" text:visited-style-name="Index_20_Link">2.2 <text:s/>Apache Maven<text:tab/>4</text:a></text:p>
          <text:p text:style-name="P54"><text:a xlink:type="simple" xlink:href="#__RefHeading___Toc647_1989907194" text:style-name="Index_20_Link" text:visited-style-name="Index_20_Link">2.3 <text:s/>Git<text:tab/>4</text:a></text:p>
          <text:p text:style-name="P55"><text:a xlink:type="simple" xlink:href="#__RefHeading__12426_1956079368" text:style-name="Index_20_Link" text:visited-style-name="Index_20_Link">3 <text:s/>Verifica dei requisiti per il Dispiegamento<text:tab/>5</text:a></text:p>
          <text:p text:style-name="P54"><text:a xlink:type="simple" xlink:href="#__RefHeading__12428_1956079368" text:style-name="Index_20_Link" text:visited-style-name="Index_20_Link">3.1 <text:s/>Java Runtime Environment<text:tab/>5</text:a></text:p>
          <text:p text:style-name="P54"><text:a xlink:type="simple" xlink:href="#__RefHeading__12430_1956079368" text:style-name="Index_20_Link" text:visited-style-name="Index_20_Link">3.2 <text:s/>Application Server<text:tab/>5</text:a></text:p>
          <text:p text:style-name="P54"><text:a xlink:type="simple" xlink:href="#__RefHeading__12432_1956079368" text:style-name="Index_20_Link" text:visited-style-name="Index_20_Link">3.3 <text:s/>RDBMS<text:tab/>5</text:a></text:p>
          <text:p text:style-name="P54"><text:a xlink:type="simple" xlink:href="#__RefHeading__12434_1956079368" text:style-name="Index_20_Link" text:visited-style-name="Index_20_Link">3.4 <text:s/>Configurazione dell'ambiente<text:tab/>5</text:a></text:p>
          <text:p text:style-name="P55"><text:a xlink:type="simple" xlink:href="#__RefHeading__12436_1956079368" text:style-name="Index_20_Link" text:visited-style-name="Index_20_Link">4 <text:s/>Download e Configurazione dei Sorgenti<text:tab/>6</text:a></text:p>
          <text:p text:style-name="P54"><text:a xlink:type="simple" xlink:href="#__RefHeading__610_1882622800" text:style-name="Index_20_Link" text:visited-style-name="Index_20_Link">4.1 <text:s/>Download<text:tab/>6</text:a></text:p>
          <text:p text:style-name="P54"><text:a xlink:type="simple" xlink:href="#__RefHeading__612_1882622800" text:style-name="Index_20_Link" text:visited-style-name="Index_20_Link">4.2 <text:s/>Configurazione<text:tab/>6</text:a></text:p>
          <text:p text:style-name="P55"><text:a xlink:type="simple" xlink:href="#__RefHeading__614_1882622800" text:style-name="Index_20_Link" text:visited-style-name="Index_20_Link">5 <text:s/>Fase di Dispiegamento<text:tab/>9</text:a></text:p>
        </text:index-body>
      </text:table-of-content>
      <text:p text:style-name="P4"/>
      <text:h text:style-name="P22" text:outline-level="1"><text:bookmark-start text:name="__RefHeading__12424_1956079368"/>Introduzione<text:bookmark-end text:name="__RefHeading__12424_1956079368"/></text:h>
      <text:p text:style-name="P16">Questo manuale descrive le operazioni necessarie per la messa in opera di GovPay a partire dai sorgenti. </text:p>
      <text:p text:style-name="P16">La procedura prevede un fase preliminare di verifica dei requisiti di installazione sull'ambiente di destinazione, una fase di configurazione e generazione dei binari a partire dai sorgenti tramite Maven per poi concludere con la fase di installazione.</text:p>
      <text:h text:style-name="P21" text:outline-level="1"/>
      <text:h text:style-name="P22" text:outline-level="1"><text:bookmark-start text:name="__RefHeading__606_1882622800"/>Verifica dei requisiti per la compilazione<text:bookmark-end text:name="__RefHeading__606_1882622800"/></text:h>
      <text:p text:style-name="P16">Verificare i seguenti requisiti, procedendo eventualmente all’installazione dei componenti mancanti.</text:p>
      <text:h text:style-name="Heading_20_2" text:outline-level="2"><text:bookmark-start text:name="__RefHeading__12428_19560793681"/>Java Runtime Environment<text:bookmark-end text:name="__RefHeading__12428_19560793681"/></text:h>
      <text:p text:style-name="P12"><text:span text:style-name="Emphasis"><text:span text:style-name="T7">Java Runtime Environment (JRE) 7</text:span></text:span><text:span text:style-name="T7"> </text:span><text:span text:style-name="T4">(È possibile scaricare JRE al seguente indirizzo:</text:span></text:p>
      <text:p text:style-name="P12"><text:a xlink:type="simple" xlink:href="http://www.oracle.com/technetwork/java/javase/downloads/index.html" text:style-name="Internet_20_link" text:visited-style-name="Visited_20_Internet_20_Link"><text:span text:style-name="T4">http://www.oracle.com/technetwork/java/javase/downloads/index.html</text:span></text:a><text:span text:style-name="T4">). </text:span></text:p>
      <text:h text:style-name="Heading_20_2" text:outline-level="2"><text:bookmark-start text:name="__RefHeading__608_1882622800"/>Apache Maven<text:bookmark-end text:name="__RefHeading__608_1882622800"/></text:h>
      <text:p text:style-name="P48"><text:span text:style-name="T4">Apache Maven 3.1 o superiore (È possibile scaricarlo al seguente indirizzo: </text:span><text:a xlink:type="simple" xlink:href="https://maven.apache.org/download.cgi" text:style-name="Internet_20_link" text:visited-style-name="Visited_20_Internet_20_Link"><text:span text:style-name="T4">https://maven.apache.org/download.cgi</text:span></text:a><text:span text:style-name="T4">)</text:span></text:p>
      <text:h text:style-name="P23" text:outline-level="2"><text:bookmark-start text:name="__RefHeading___Toc647_1989907194"/>Git<text:bookmark-end text:name="__RefHeading___Toc647_1989907194"/></text:h>
      <text:p text:style-name="P20"><text:span text:style-name="T5">G</text:span><text:span text:style-name="T4">it 2.1.0 (https://git-scm.com/)</text:span></text:p>
      <text:p text:style-name="Text_20_body"/>
      <text:h text:style-name="P25" text:outline-level="1"/>
      <text:h text:style-name="P22" text:outline-level="1"><text:bookmark-start text:name="__RefHeading__12426_1956079368"/>Verifica dei requisiti per il Dispiegamento<text:bookmark-end text:name="__RefHeading__12426_1956079368"/></text:h>
      <text:p text:style-name="P16">Verificare i seguenti requisiti, procedendo eventualmente all’installazione dei componenti mancanti.</text:p>
      <text:p text:style-name="P16">La distribuzione GovPay è stata estesamente testata prima del rilascio sulla seguente piattaforma di riferimento: </text:p>
      <text:list xml:id="list5098810112989036818" text:style-name="L1">
        <text:list-header>
          <text:p text:style-name="P29">Sun JRE 6, <text:s/>PostgreSQL 9.1 e JBoss 7.1.1 </text:p>
        </text:list-header>
      </text:list>
      <text:h text:style-name="Heading_20_2" text:outline-level="2"><text:bookmark-start text:name="__RefHeading__12428_1956079368"/>Java Runtime Environment<text:bookmark-end text:name="__RefHeading__12428_1956079368"/></text:h>
      <text:p text:style-name="P12"><text:span text:style-name="Emphasis"><text:span text:style-name="T4">Java Runtime Environment (JRE) 6 o superiore</text:span></text:span><text:span text:style-name="T4"> (È possibile scaricare JRE al seguente indirizzo:</text:span></text:p>
      <text:p text:style-name="P12"><text:a xlink:type="simple" xlink:href="http://www.oracle.com/technetwork/java/javase/downloads/index.html" text:style-name="Internet_20_link" text:visited-style-name="Visited_20_Internet_20_Link"><text:span text:style-name="T4">http://www.oracle.com/technetwork/java/javase/downloads/index.html</text:span></text:a><text:span text:style-name="T4">). </text:span></text:p>
      <text:h text:style-name="Heading_20_2" text:outline-level="2"><text:bookmark-start text:name="__RefHeading__12430_1956079368"/>Application Server<text:bookmark-end text:name="__RefHeading__12430_1956079368"/></text:h>
      <text:p text:style-name="P16">L'attuale versione di GovPay richiede l'Application Server JBoss 7.x</text:p>
      <text:h text:style-name="Heading_20_2" text:outline-level="2"><text:bookmark-start text:name="__RefHeading__12432_1956079368"/>RDBMS<text:bookmark-end text:name="__RefHeading__12432_1956079368"/></text:h>
      <text:p text:style-name="P16">L'attuale versione di GovPay supporta i seguenti RDBMS:</text:p>
      <text:list xml:id="list2139016331911892932" text:style-name="L2">
        <text:list-item>
          <text:p text:style-name="P44"><text:span text:style-name="Emphasis"><text:span text:style-name="T4">PostgreSQL 8.x o superiore</text:span></text:span></text:p>
        </text:list-item>
        <text:list-item text:style-override="L3">
          <text:p text:style-name="P45"><text:span text:style-name="Emphasis"><text:span text:style-name="T4">MySQL 5.6.4 o superiore</text:span></text:span></text:p>
        </text:list-item>
        <text:list-item text:style-override="L3">
          <text:p text:style-name="P45"><text:span text:style-name="Emphasis"><text:span text:style-name="T4">Oracle 10g o superiore</text:span></text:span></text:p>
        </text:list-item>
      </text:list>
      <text:h text:style-name="Heading_20_2" text:outline-level="2"><text:bookmark-start text:name="__RefHeading__12434_1956079368"/>Configurazione dell'ambiente<text:bookmark-end text:name="__RefHeading__12434_1956079368"/></text:h>
      <text:p text:style-name="P16">Per la messa in funzione, GovPay richiede che siano configurati nell'ambiente di esecuzione:</text:p>
      <text:list xml:id="list4128820331466411784" text:style-name="L4">
        <text:list-item>
          <text:p text:style-name="P30">Una cartella per i log prodotti con diritti di scrittura per l'utenza che esegue l'application server.</text:p>
        </text:list-item>
        <text:list-item>
          <text:p text:style-name="P30">L'application server deve disporre dei driver jdbc necessari per l'RDBMS scelto</text:p>
        </text:list-item>
        <text:list-item>
          <text:p text:style-name="P30">Sul RDBMS scelto siano configurati un database ed un'utenza con diritti di lettura e scrittura.</text:p>
        </text:list-item>
        <text:list-item>
          <text:p text:style-name="P30">Sull'Application Server JBoss siano create le utenze necessarie per ad accedere alla GovPayConsole e ai WebServices.</text:p>
        </text:list-item>
      </text:list>
      <text:h text:style-name="P22" text:outline-level="1"><text:bookmark-start text:name="__RefHeading__12436_1956079368"/>Download e Configurazione dei Sorgenti<text:bookmark-end text:name="__RefHeading__12436_1956079368"/></text:h>
      <text:h text:style-name="Heading_20_2" text:outline-level="2"><text:bookmark-start text:name="__RefHeading__610_1882622800"/>Download<text:bookmark-end text:name="__RefHeading__610_1882622800"/></text:h>
      <text:p text:style-name="P12"><text:span text:style-name="T4">Scaricare l'ultima versione dei sorgenti di GovPay dal sito ufficiale </text:span><text:a xlink:type="simple" xlink:href="http://www.gov4j.it/gov4j/jsp/index.jsp?sel=govpay" text:style-name="Internet_20_link" text:visited-style-name="Visited_20_Internet_20_Link"><text:span text:style-name="T4">http://www.gov4j.it/gov4j/jsp/index.jsp?sel=govpay</text:span></text:a><text:span text:style-name="T4"> o dal sito GitHub <text:s/></text:span><text:a xlink:type="simple" xlink:href="https://github.com/link-it/GovPay" text:style-name="Internet_20_link" text:visited-style-name="Visited_20_Internet_20_Link"><text:span text:style-name="T4">https://github.com/link-it/GovPay</text:span></text:a><text:span text:style-name="T4">.</text:span></text:p>
      <text:p text:style-name="P16"/>
      <text:h text:style-name="Heading_20_2" text:outline-level="2"><text:bookmark-start text:name="__RefHeading__612_1882622800"/>Configurazione<text:bookmark-end text:name="__RefHeading__612_1882622800"/></text:h>
      <text:p text:style-name="P15">Prima di compilare i sorgenti si deve realizzare un filtro utilizzando come template il file </text:p>
      <text:list xml:id="list1163677565223888779" text:style-name="L5">
        <text:list-item>
          <text:p text:style-name="P36">resources/filters/template.filter.properties</text:p>
        </text:list-item>
      </text:list>
      <text:p text:style-name="P15">All'interno del file di properties sono presenti tutte le configurazioni del prodotto che verranno descritto di seguito in questo paragrafo. </text:p>
      <text:p text:style-name="P15">Se ad esempio viene creato il filtro </text:p>
      <text:list xml:id="list727949965891201367" text:style-name="L6">
        <text:list-item>
          <text:p text:style-name="P37">resources/filters/govpay.filter.properties</text:p>
        </text:list-item>
      </text:list>
      <text:p text:style-name="P15">è possibile procedere con la compilazione dei sorgenti tramite il comando:</text:p>
      <text:list xml:id="list94302746902996655" text:style-name="L7">
        <text:list-item>
          <text:p text:style-name="P38">mvn clean install <text:s/>-Denv=govpay</text:p>
        </text:list-item>
      </text:list>
      <text:p text:style-name="P16">NOTA: la prima volta che si procede alla compilazione deve essere attivata anche l'inizializzazione delle risorse utilizzate dalla console grafica (www.polymer-project.org). Per far ciò è necessario aggiungere il parametro 'initConsole':</text:p>
      <text:list xml:id="list111004722289486" text:continue-numbering="true" text:style-name="L7">
        <text:list-item>
          <text:p text:style-name="P38">mvn clean install <text:s/>-DinitConsole=true -Denv=govpay</text:p>
        </text:list-item>
      </text:list>
      <text:p text:style-name="P15"/>
      <text:p text:style-name="P15">La compilazione produrrà i seguenti archivi:</text:p>
      <text:list xml:id="list1908079848677985042" text:style-name="L8">
        <text:list-item>
          <text:p text:style-name="P39">govpay-ear/target/govpay.ear</text:p>
        </text:list-item>
        <text:list-item>
          <text:p text:style-name="P39">govpay-web-console/target/govpayConsole.war</text:p>
        </text:list-item>
      </text:list>
      <text:p text:style-name="P15"/>
      <text:p text:style-name="P15">All'interno del file di configurazione <text:s/>resources/filters/&lt;env&gt;.filter.properties è possibile configurare i seguenti aspetti:</text:p>
      <text:p text:style-name="P15"/>
      <text:p text:style-name="P17">Configurazione per l'accesso al database</text:p>
      <text:list xml:id="list4597899274914892701" text:style-name="L9">
        <text:list-item>
          <text:p text:style-name="P40"><text:soft-page-break/><text:span text:style-name="T2">it.govpay.orm.databaseType</text:span>: è possibile indicare il tipo di database scegliendolo tra quelli supportati</text:p>
          <text:list>
            <text:list-item>
              <text:p text:style-name="P40">postgresql</text:p>
            </text:list-item>
            <text:list-item>
              <text:p text:style-name="P40">mysql</text:p>
            </text:list-item>
            <text:list-item>
              <text:p text:style-name="P40">oracle</text:p>
            </text:list-item>
          </text:list>
        </text:list-item>
        <text:list-item>
          <text:p text:style-name="P31"><text:span text:style-name="T2">it.govpay.orm.showSql</text:span>: indicare (true/false) se si vuole che l'applicazione registri nei file di log i comandi SQL prodotti dal livello ORM</text:p>
        </text:list-item>
        <text:list-item>
          <text:p text:style-name="P31"><text:span text:style-name="T2">it.govpay.orm.dataSourceJNDIName</text:span>: nome JNDI del datasource</text:p>
        </text:list-item>
      </text:list>
      <text:p text:style-name="P18">Configurazione dei log</text:p>
      <text:list xml:id="list111003100688173" text:continue-numbering="true" text:style-name="L9">
        <text:list-item>
          <text:p text:style-name="P31"><text:span text:style-name="T2">log.folder</text:span>: directory dove vengono prodotti i log</text:p>
        </text:list-item>
        <text:list-item>
          <text:p text:style-name="P31"><text:span text:style-name="T2">log.level</text:span>: livello di severità log4j dei log emessi dall'applicazione</text:p>
        </text:list-item>
      </text:list>
      <text:p text:style-name="P18">Configurazione Mail di Notifica</text:p>
      <text:list xml:id="list1152641416559927994" text:style-name="L10">
        <text:list-item>
          <text:p text:style-name="P41">govpay.batch.notificaMail.serverHost,</text:p>
          <text:p text:style-name="P41">govpay.batch.notificaMail.serverPort,<text:span text:style-name="T3"> </text:span></text:p>
          <text:p text:style-name="P41">govpay.batch.notificaMail.username,</text:p>
          <text:p text:style-name="P41">govpay.batch.notificaMail.password: </text:p>
          <text:p text:style-name="P41">Dati del SMTP server a cui inoltrare le mail di notifica</text:p>
        </text:list-item>
        <text:list-item>
          <text:p text:style-name="P41">govpay.batch.notificaMail.limit:<text:span text:style-name="T3"> numero di mail gestite in ogni esecuzione del batch </text:span></text:p>
        </text:list-item>
        <text:list-item>
          <text:p text:style-name="P41">govpay.batch.notificaMail.maxRetries<text:span text:style-name="T3">: numero massimo di rispedizione di una stessa mail in caso di errore di consegna</text:span></text:p>
        </text:list-item>
        <text:list-item>
          <text:p text:style-name="P41">govpay.batch.notificaMail.erroriSpedizione:<text:span text:style-name="T3"> eventuali lista di stringhe separate da virgola che identificano dei messaggi di errore per cui la rispedizione non verrà attuata</text:span></text:p>
        </text:list-item>
      </text:list>
      <text:p text:style-name="P18">Configurazione Batch Esiti</text:p>
      <text:list xml:id="list7660937169679971981" text:style-name="L11">
        <text:list-item>
          <text:p text:style-name="P43"><text:span text:style-name="T2">govpay.batch.spedizioneEsiti.limit</text:span>: numero di esiti gestiti in ogni esecuzione del batch </text:p>
        </text:list-item>
        <text:list-item>
          <text:p text:style-name="P43"><text:span text:style-name="T2">govpay.threadPoolSize</text:span>: dimensione del pool di thread dei batch</text:p>
          <text:p text:style-name="P43"/>
        </text:list-item>
      </text:list>
      <text:p text:style-name="P18">Integrazione con la Porta di Dominio</text:p>
      <text:list xml:id="list8602305434814342327" text:style-name="L12">
        <text:list-item>
          <text:p text:style-name="P42"><text:soft-page-break/>govpay.ndp.spcoopheader.*: <text:span text:style-name="T3">nomi degli header http ritornati dalla Porta che contiene informazioni sull'header eGov associato alle richieste di pagamento o alle ricevute telematiche.</text:span></text:p>
        </text:list-item>
      </text:list>
      <text:p text:style-name="P18">Altro</text:p>
      <text:list xml:id="list1796295896331942979" text:style-name="L13">
        <text:list-item>
          <text:p text:style-name="P32"><text:span text:style-name="T2">govpay.ndp.rpt.versione</text:span>: versione del RPT da inserire nei tracciati inviati al Nodo dei Pagamenti.</text:p>
        </text:list-item>
        <text:list-item>
          <text:p text:style-name="P32"><text:span text:style-name="T2">govpay.sourceCodeDisclaimer</text:span>: disclaimer aggiunto nei file tracciati xml prodotti da GovPay. </text:p>
        </text:list-item>
      </text:list>
      <text:p text:style-name="P14"/>
      <text:p text:style-name="P13"/>
      <text:h text:style-name="P22" text:outline-level="1"><text:bookmark-start text:name="__RefHeading__614_1882622800"/>Fase di Dispiegamento<text:bookmark-end text:name="__RefHeading__614_1882622800"/></text:h>
      <text:p text:style-name="P49"><text:span text:style-name="T4">Al termine della compilazione dei sorgenti vengono prodotti i files necessari per effettuare il dispiegamento nell’ambiente di esercizio. </text:span></text:p>
      <text:p text:style-name="P19">Per completare il processo di installazione si devono effettuare i <text:span text:style-name="T9">seguenti passi:</text:span></text:p>
      <text:list xml:id="list6605757189782098557" text:style-name="L14">
        <text:list-item>
          <text:p text:style-name="P46">Creare un utente sul RDBMS da utilizzare per l'applicazione GovPay. </text:p>
        </text:list-item>
        <text:list-item>
          <text:p text:style-name="P46"><text:span text:style-name="T4">Creare un database, per ospitare le tabelle dell’applicazione. Il charset da utilizzare è UTF-8.</text:span> </text:p>
        </text:list-item>
        <text:list-item>
          <text:p text:style-name="P46"><text:span text:style-name="T4">Impostare i permessi di accesso in modo che l’utente creato al passo 1 abbia i diritti di lettura/scrittura sul database creato al </text:span><text:span text:style-name="Emphasis"><text:span text:style-name="T4">passo 2</text:span></text:span><text:span text:style-name="T4">.</text:span></text:p>
        </text:list-item>
        <text:list-item>
          <text:p text:style-name="P46">Eseguire lo script resources/sql/2.0/&lt;tipo_database&gt;/gov_pay.sql per la creazione dello schema del database. </text:p>
          <text:p text:style-name="P46">Ad esempio, nel caso di PostgreSQL, si potrà eseguire il comando:</text:p>
        </text:list-item>
      </text:list>
      <text:list xml:id="list2169157594646302582" text:style-name="L15">
        <text:list-item>
          <text:p text:style-name="P47">psql &lt;hostname&gt; &lt;username&gt; -f resources/sql/2.0/postgresql/gov_pay.sql</text:p>
        </text:list-item>
      </text:list>
      <text:list xml:id="list111004006939872" text:continue-list="list6605757189782098557" text:style-name="L14">
        <text:list-item>
          <text:p text:style-name="P46">Creare una utenza applicativa su JBoss che rappresenti l'amministratore di GovPay. Per farlo è possibile utilizzare lo script presente nella distribuzione di JBoss in ./bin/add-user.sh o ./bin/add-user.bat fornendo i seguenti parametri:</text:p>
        </text:list-item>
      </text:list>
      <text:list xml:id="list5825548006823678757" text:style-name="L16">
        <text:list-item>
          <text:p text:style-name="P27"><text:span text:style-name="Emphasis"><text:span text:style-name="T6">Type of user</text:span></text:span><text:span text:style-name="Emphasis"><text:span text:style-name="T7">: indicare b) Application User </text:span></text:span></text:p>
        </text:list-item>
        <text:list-item>
          <text:p text:style-name="P27"><text:span text:style-name="Emphasis"><text:span text:style-name="T6">Realm</text:span></text:span><text:span text:style-name="Emphasis"><text:span text:style-name="T7">: lasciare il valore di default</text:span></text:span></text:p>
        </text:list-item>
        <text:list-item>
          <text:p text:style-name="P27"><text:span text:style-name="Emphasis"><text:span text:style-name="T6">Username</text:span></text:span><text:span text:style-name="Emphasis"><text:span text:style-name="T7">: utenza amministratore di GovPay (es. gpadmin)</text:span></text:span></text:p>
        </text:list-item>
        <text:list-item>
          <text:p text:style-name="P27"><text:span text:style-name="Emphasis"><text:span text:style-name="T6">Password</text:span></text:span><text:span text:style-name="Emphasis"><text:span text:style-name="T7">: password associata all'utenza</text:span></text:span></text:p>
        </text:list-item>
        <text:list-item>
          <text:p text:style-name="P27"><text:span text:style-name="Emphasis"><text:span text:style-name="T7">Roles: lasciare il valore di default</text:span></text:span></text:p>
        </text:list-item>
      </text:list>
      <text:list xml:id="list111004949988743" text:continue-list="list111004006939872" text:style-name="L14">
        <text:list-item>
          <text:p text:style-name="P33">Editare il file resources/sql/2.0/init.sql sostituendo i seguenti placeholder:</text:p>
        </text:list-item>
      </text:list>
      <text:list xml:id="list2242232813140281333" text:style-name="L17">
        <text:list-item>
          <text:p text:style-name="P34"><text:span text:style-name="T2">@PRINCIPAL@</text:span>: indicare l'username utilizzato al passo 5</text:p>
        </text:list-item>
        <text:list-item>
          <text:p text:style-name="P34">@RAGIONA_SOCIALE@: descrizione dell'utente amministratore, es. 'GovPay Administrator'</text:p>
        </text:list-item>
        <text:list-item>
          <text:p text:style-name="P34">@CODICE_FISCALE@: codice fiscale dell'utente amministratore, es. '00000000000ADMIN'</text:p>
          <text:list>
            <text:list-item>
              <text:list>
                <text:list-header>
                  <text:p text:style-name="P50">Una volta sostituiti tutti i placeholder caricare lo script sql sul database creato al passo2. </text:p>
                  <text:p text:style-name="P51"><text:span text:style-name="Emphasis"><text:span text:style-name="T7">Ad esempio, nel caso di PostgreSQL, si potrà eseguire il comando:</text:span></text:span></text:p>
                </text:list-header>
              </text:list>
            </text:list-item>
          </text:list>
        </text:list-item>
        <text:list-item>
          <text:p text:style-name="P28"><text:soft-page-break/><text:span text:style-name="Emphasis"><text:span text:style-name="T8">psql &lt;hostname&gt; &lt;username&gt; -f resources/sql/2.0/init.sql</text:span></text:span></text:p>
        </text:list-item>
      </text:list>
      <text:list xml:id="list111003398806316" text:continue-list="list111004949988743" text:style-name="L14">
        <text:list-item>
          <text:p text:style-name="P26"><text:span text:style-name="T4">Copiare il file </text:span><text:span text:style-name="T6">resources/datasource/oracle/govpay-ds.xml</text:span><text:span text:style-name="T4">, contenente la definizione del datasource, nella directory </text:span><text:span text:style-name="Emphasis"><text:span text:style-name="T4">&lt;JBOSS_HOME&gt;/standalone/deployments</text:span></text:span><text:span text:style-name="T4">. Il file dovrà essere configurato impostando i corretti valori al posto dei seguenti placeholder:</text:span></text:p>
        </text:list-item>
      </text:list>
      <text:list xml:id="list6022583511553784381" text:style-name="L18">
        <text:list-item>
          <text:p text:style-name="P35">@HOST@: hostname del database server</text:p>
        </text:list-item>
        <text:list-item>
          <text:p text:style-name="P35">@PORT@: porta del database server</text:p>
        </text:list-item>
        <text:list-item>
          <text:p text:style-name="P35">@DATABASE@ / @INSTANCE@: nome del database creato al passo 2. (In oracle indicare il nome dell'istanza)</text:p>
        </text:list-item>
        <text:list-item>
          <text:p text:style-name="P35">@USERNAME@: utenza creata al passo 1.</text:p>
        </text:list-item>
        <text:list-item>
          <text:p text:style-name="P35">@PASSWORD@: password associata all'utenza creata al passo 1.</text:p>
        </text:list-item>
      </text:list>
      <text:list xml:id="list111004757027396" text:continue-list="list111003398806316" text:style-name="L14">
        <text:list-item>
          <text:p text:style-name="P26"><text:span text:style-name="T4">Copiare gli archivi risultati dalla compilazione dei sorgenti nella directory </text:span><text:span text:style-name="Emphasis"><text:span text:style-name="T4">&lt;JBOSS_HOME&gt;/standalone/deployments</text:span></text:span><text:span text:style-name="T4">. </text:span></text:p>
        </text:list-item>
      </text:list>
      <text:list xml:id="list5055656012190673092" text:style-name="L19">
        <text:list-item>
          <text:p text:style-name="P53">govpay-ear/target/govpay.ear</text:p>
        </text:list-item>
        <text:list-item>
          <text:p text:style-name="P52">govpay-web-console/target/govpayConsole.war</text:p>
        </text:list-item>
      </text:list>
      <text:list xml:id="list111004050200655" text:continue-list="list111004757027396" text:style-name="L14">
        <text:list-item>
          <text:p text:style-name="P26"><text:span text:style-name="T4">Installare il DriverJDBC, relativo al tipo di RDBMS scelto, nella directory </text:span><text:span text:style-name="Emphasis"><text:span text:style-name="T4">&lt;JBOSS_HOME&gt;/standalone/deployments</text:span></text:span><text:span text:style-name="T4">. </text:span></text:p>
        </text:list-item>
        <text:list-item>
          <text:p text:style-name="P26"><text:span text:style-name="T4">Editare il datasource installato al passo</text:span><text:span text:style-name="Emphasis"><text:span text:style-name="T4"> 7</text:span></text:span><text:span text:style-name="T4">. sostituendo la keyword </text:span><text:span text:style-name="Emphasis"><text:span text:style-name="T4">NOME_DRIVER_JDBC.jar</text:span></text:span><text:span text:style-name="T4"> con il nome del driver jdbc gestito al </text:span><text:span text:style-name="Emphasis"><text:span text:style-name="T4">punto 9</text:span></text:span><text:span text:style-name="T4">.</text:span></text:p>
        </text:list-item>
        <text:list-item>
          <text:p text:style-name="P26"><text:span text:style-name="T4">Verificare che la directory di lavoro di GovPay, indicata in fase di compilazione dei sorgenti (proprietà 'l</text:span><text:span text:style-name="T6">og.folder</text:span><text:span text:style-name="T4">'), esista o altrimenti crearla con permessi tali da consentire la scrittura all’utente di esecuzione dell’application server. </text:span></text:p>
        </text:list-item>
        <text:list-item>
          <text:p text:style-name="P33">Creare inoltre con medesimi permessi la sotto-directory 'flussi' (es. /var/log/govpay/flussi). </text:p>
        </text:list-item>
        <text:list-item>
          <text:p text:style-name="P26"><text:span text:style-name="T4">Avviare JBoss (ad esempio su Linux con il comando </text:span><text:span text:style-name="Emphasis"><text:span text:style-name="T4">&lt;JBOSS_HOME&gt;/bin/standalone.sh</text:span></text:span><text:span text:style-name="T4"> oppure utilizzando il relativo service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.503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swiss" fo:font-size="18pt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cm" fo:margin-bottom="0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cm" fo:margin-bottom="0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>
      <style:text-properties fo:font-size="12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-0.635cm" fo:margin-right="-0.635cm" fo:text-align="justify" style:justify-single-word="false" fo:text-indent="0cm" style:auto-text-indent="false" style:page-number="auto">
        <style:tab-stops>
          <style:tab-stop style:position="14.136cm"/>
        </style:tab-stops>
      </style:paragraph-properties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014cm" fo:margin-bottom="0.73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29cm" fo:margin-left="0cm" fo:margin-right="0cm" fo:margin-bottom="0.499cm"/>
      </style:header-style>
      <style:footer-style>
        <style:header-footer-properties svg:height="2.076cm" fo:margin-left="0cm" fo:margin-right="0cm" fo:margin-top="0.762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paragraph" svg:x="-1.976cm" svg:y="-0.45cm" svg:width="10.16cm" svg:height="1.346cm" draw:z-index="8"><draw:image xlink:href="Pictures/10000000000002C00000005E209109F3955B91B2.gif" xlink:type="simple" xlink:show="embed" xlink:actuate="onLoad"/></draw:frame><text:tab/></text:p>
      </style:header>
      <style:footer>
        <text:p text:style-name="Footer"><text:span text:style-name="MT1">GovPay – Manuale Installazione Sorgenti – v2.0.RC1<text:tab/><text:tab/><text:tab/> <text:s text:c="8"/><text:tab/></text:span><text:page-number text:select-page="current">10</text:page-number>/<text:page-count>10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28" text:anchor-type="paragraph" svg:x="0cm" svg:y="-1.362cm" svg:width="17cm" svg:height="2.268cm" draw:z-index="9"><draw:image xlink:href="Pictures/10000000000002C00000005E209109F3955B91B2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Papandrea</meta:initial-creator>
    <meta:creation-date>2014-09-23T15:42:28.041733761</meta:creation-date>
    <dc:date>2015-12-07T11:10:02.384000000</dc:date>
    <meta:editing-duration>P11DT19H8M38S</meta:editing-duration>
    <meta:editing-cycles>232</meta:editing-cycles>
    <meta:generator>LibreOffice/5.0.3.2$Windows_x86 LibreOffice_project/e5f16313668ac592c1bfb310f4390624e3dbfb75</meta:generator>
    <dc:title>Fatturazione Elettronica con la PdD OpenSPCoop</dc:title>
    <meta:document-statistic meta:table-count="0" meta:image-count="2" meta:object-count="0" meta:page-count="10" meta:paragraph-count="135" meta:word-count="1172" meta:character-count="8805" meta:non-whitespace-character-count="7789"/>
  </office:meta>
</office:document-meta>
</file>